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Hindi1" svg:font-family="'Lohit Hindi'"/>
    <style:font-face style:name="OpenSymbol" svg:font-family="OpenSymbol"/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4" style:family="table">
      <style:table-properties style:width="7.3986in" fo:margin-left="0in" table:align="left"/>
    </style:style>
    <style:style style:name="Table4.A" style:family="table-column">
      <style:table-column-properties style:column-width="0.6278in"/>
    </style:style>
    <style:style style:name="Table4.B" style:family="table-column">
      <style:table-column-properties style:column-width="6.7708in"/>
    </style:style>
    <style:style style:name="Table4.1" style:family="table-row">
      <style:table-row-properties style:min-row-height="0.9347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in" fo:margin-left="0.0833in" table:align="left" fo:background-color="transparent">
        <style:background-image/>
      </style:table-properties>
    </style:style>
    <style:style style:name="Table5.A" style:family="table-column">
      <style:table-column-properties style:column-width="2.5653in"/>
    </style:style>
    <style:style style:name="Table5.B" style:family="table-column">
      <style:table-column-properties style:column-width="3.4347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ela1" style:family="table">
      <style:table-properties style:width="7.3972in" table:align="margins"/>
    </style:style>
    <style:style style:name="Tabela1.A" style:family="table-column">
      <style:table-column-properties style:column-width="1.3021in" style:rel-column-width="11535*"/>
    </style:style>
    <style:style style:name="Tabela1.B" style:family="table-column">
      <style:table-column-properties style:column-width="6.0951in" style:rel-column-width="54000*"/>
    </style:style>
    <style:style style:name="Tabela1.1" style:family="table-row">
      <style:table-row-properties style:min-row-height="0.25in"/>
    </style:style>
    <style:style style:name="Tabela1.A1" style:family="table-cell">
      <style:table-cell-properties fo:padding="0.0382in" fo:border-left="none" fo:border-right="none" fo:border-top="0.05pt solid #000000" fo:border-bottom="none"/>
    </style:style>
    <style:style style:name="Tabela1.A2" style:family="table-cell">
      <style:table-cell-properties fo:padding="0.0382in" fo:border="none"/>
    </style:style>
    <style:style style:name="Tabela1.3" style:family="table-row">
      <style:table-row-properties style:min-row-height="0.0535in"/>
    </style:style>
    <style:style style:name="Tabela3" style:family="table">
      <style:table-properties style:width="7.3972in" table:align="margins"/>
    </style:style>
    <style:style style:name="Tabela3.A" style:family="table-column">
      <style:table-column-properties style:column-width="1.3125in" style:rel-column-width="11627*"/>
    </style:style>
    <style:style style:name="Tabela3.B" style:family="table-column">
      <style:table-column-properties style:column-width="6.0847in" style:rel-column-width="53908*"/>
    </style:style>
    <style:style style:name="Tabela3.1" style:family="table-row">
      <style:table-row-properties style:min-row-height="0.25in"/>
    </style:style>
    <style:style style:name="Tabela3.A1" style:family="table-cell">
      <style:table-cell-properties fo:padding="0.0382in" fo:border-left="none" fo:border-right="none" fo:border-top="0.05pt solid #000000" fo:border-bottom="none"/>
    </style:style>
    <style:style style:name="Tabela3.A2" style:family="table-cell">
      <style:table-cell-properties fo:padding="0.0382in" fo:border="none"/>
    </style:style>
    <style:style style:name="Tabela3.4" style:family="table-row">
      <style:table-row-properties style:min-row-height="0.0535in"/>
    </style:style>
    <style:style style:name="Tabela4" style:family="table">
      <style:table-properties style:width="7.3986in" fo:margin-left="0in" table:align="left"/>
    </style:style>
    <style:style style:name="Tabela4.A" style:family="table-column">
      <style:table-column-properties style:column-width="0.625in"/>
    </style:style>
    <style:style style:name="Tabela4.B" style:family="table-column">
      <style:table-column-properties style:column-width="6.7736in"/>
    </style:style>
    <style:style style:name="Tabela4.1" style:family="table-row">
      <style:table-row-properties style:min-row-height="0.25in"/>
    </style:style>
    <style:style style:name="Tabela4.A1" style:family="table-cell">
      <style:table-cell-properties fo:padding="0.0382in" fo:border-left="none" fo:border-right="none" fo:border-top="0.05pt solid #000000" fo:border-bottom="none"/>
    </style:style>
    <style:style style:name="Tabela4.A2" style:family="table-cell">
      <style:table-cell-properties fo:padding="0.0382in" fo:border="none"/>
    </style:style>
    <style:style style:name="Tabela4.4" style:family="table-row">
      <style:table-row-properties style:min-row-height="0.3139in"/>
    </style:style>
    <style:style style:name="Tabela5" style:family="table">
      <style:table-properties style:width="7.3986in" fo:margin-left="0in" table:align="left"/>
    </style:style>
    <style:style style:name="Tabela5.A" style:family="table-column">
      <style:table-column-properties style:column-width="0.625in"/>
    </style:style>
    <style:style style:name="Tabela5.B" style:family="table-column">
      <style:table-column-properties style:column-width="6.7736in"/>
    </style:style>
    <style:style style:name="Tabela5.1" style:family="table-row">
      <style:table-row-properties style:min-row-height="0.25in"/>
    </style:style>
    <style:style style:name="Tabela5.A1" style:family="table-cell">
      <style:table-cell-properties fo:padding="0.0382in" fo:border-left="none" fo:border-right="none" fo:border-top="0.05pt solid #000000" fo:border-bottom="none"/>
    </style:style>
    <style:style style:name="Tabela5.A2" style:family="table-cell">
      <style:table-cell-properties fo:padding="0.0382in" fo:border="none"/>
    </style:style>
    <style:style style:name="Table1" style:family="table">
      <style:table-properties style:width="7.3986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7736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none" fo:border-right="none" fo:border-top="0.05pt solid #000000" fo:border-bottom="none"/>
    </style:style>
    <style:style style:name="Table1.A2" style:family="table-cell">
      <style:table-cell-properties fo:padding="0.0382in" fo:border="none"/>
    </style:style>
    <style:style style:name="Table3" style:family="table">
      <style:table-properties style:width="7.3986in" fo:margin-left="0in" table:align="left"/>
    </style:style>
    <style:style style:name="Table3.A" style:family="table-column">
      <style:table-column-properties style:column-width="0.6278in"/>
    </style:style>
    <style:style style:name="Table3.B" style:family="table-column">
      <style:table-column-properties style:column-width="6.7708in"/>
    </style:style>
    <style:style style:name="Table3.1" style:family="table-row">
      <style:table-row-properties style:min-row-height="0.3139in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Table7" style:family="table">
      <style:table-properties style:width="7.3986in" fo:margin-left="0in" table:align="left"/>
    </style:style>
    <style:style style:name="Table7.A" style:family="table-column">
      <style:table-column-properties style:column-width="0.6278in"/>
    </style:style>
    <style:style style:name="Table7.B" style:family="table-column">
      <style:table-column-properties style:column-width="6.7708in"/>
    </style:style>
    <style:style style:name="Table7.1" style:family="table-row">
      <style:table-row-properties style:min-row-height="0.25in"/>
    </style:style>
    <style:style style:name="Table7.A1" style:family="table-cell">
      <style:table-cell-properties fo:padding="0.0382in" fo:border-left="none" fo:border-right="none" fo:border-top="0.05pt solid #000000" fo:border-bottom="none"/>
    </style:style>
    <style:style style:name="Table8" style:family="table">
      <style:table-properties style:width="7.3986in" fo:margin-left="0in" table:align="left"/>
    </style:style>
    <style:style style:name="Table8.A" style:family="table-column">
      <style:table-column-properties style:column-width="0.6278in"/>
    </style:style>
    <style:style style:name="Table8.B" style:family="table-column">
      <style:table-column-properties style:column-width="6.7708in"/>
    </style:style>
    <style:style style:name="Table8.1" style:family="table-row">
      <style:table-row-properties style:min-row-height="0.25in"/>
    </style:style>
    <style:style style:name="Table8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paragraph-properties>
        <style:tab-stops>
          <style:tab-stop style:position="1.3335in"/>
        </style:tab-stops>
      </style:paragraph-properties>
      <style:text-properties style:font-name="FreeSerif" fo:font-size="10pt" fo:language="en" fo:country="US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1.3335in"/>
        </style:tab-stops>
      </style:paragraph-properties>
      <style:text-properties style:font-name="FreeSerif" fo:font-size="10pt" fo:language="en" fo:country="US" officeooo:rsid="00316f80" officeooo:paragraph-rsid="00316f80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fo:color="#004586" style:font-name="FreeSerif" fo:font-size="10pt" fo:language="en" fo:country="US" fo:font-weight="bold" officeooo:rsid="002b7a95" officeooo:paragraph-rsid="0031b8e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fo:color="#004586" style:font-name="FreeSerif" fo:font-size="10pt" fo:language="en" fo:country="US" fo:font-weight="bold" officeooo:rsid="002b7a95" officeooo:paragraph-rsid="007d5fc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fo:color="#004586" style:font-name="FreeSerif" fo:font-size="10pt" fo:language="en" fo:country="US" fo:font-weight="bold" officeooo:rsid="002b7a95" officeooo:paragraph-rsid="008275c3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fo:font-style="normal" fo:font-weight="normal" officeooo:rsid="0016449e" officeooo:paragraph-rsid="0017e583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officeooo:rsid="0031b8e8" officeooo:paragraph-rsid="008275c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officeooo:rsid="007d5fc1" officeooo:paragraph-rsid="007d5fc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paragraph-rsid="006ae3d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16449e" officeooo:paragraph-rsid="0016449e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2250a3" officeooo:paragraph-rsid="006eb67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2250a3" officeooo:paragraph-rsid="005b460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2250a3" officeooo:paragraph-rsid="002250a3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76ece3" officeooo:paragraph-rsid="0076ece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2b7a95" officeooo:paragraph-rsid="002b7a9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316f80" officeooo:paragraph-rsid="00316f80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bold" officeooo:rsid="00316f80" officeooo:paragraph-rsid="005b460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style:use-window-font-color="true" style:font-name="FreeSerif" fo:font-size="6pt" fo:language="en" fo:country="US" officeooo:rsid="0089ec66" officeooo:paragraph-rsid="0089ec66" style:font-size-asian="6pt" style:font-size-complex="6pt"/>
    </style:style>
    <style:style style:name="P23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4pt" fo:font-style="normal" officeooo:rsid="0031b8e8" officeooo:paragraph-rsid="007d5fc1" style:font-size-asian="3.5pt" style:font-style-asian="normal" style:font-size-complex="4pt" style:font-style-complex="normal"/>
    </style:style>
    <style:style style:name="P24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4pt" fo:font-style="normal" officeooo:rsid="0031b8e8" officeooo:paragraph-rsid="008275c3" style:font-size-asian="3.5pt" style:font-style-asian="normal" style:font-size-complex="4pt" style:font-style-complex="normal"/>
    </style:style>
    <style:style style:name="P25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7f6633" officeooo:paragraph-rsid="007f6633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7f6633" officeooo:paragraph-rsid="007f6ff8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7f6ff8" officeooo:paragraph-rsid="007f6ff8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31b8e8" officeooo:paragraph-rsid="007d5fc1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31b8e8" officeooo:paragraph-rsid="008275c3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31b8e8" officeooo:paragraph-rsid="0090016d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9pt" style:font-size-asian="9pt" style:font-size-complex="9pt"/>
    </style:style>
    <style:style style:name="P32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9pt" fo:font-style="italic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style="italic" style:font-size-asian="3.5pt" style:font-style-asian="italic" style:font-size-complex="4pt" style:font-style-complex="italic"/>
    </style:style>
    <style:style style:name="P34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6eb67a" officeooo:paragraph-rsid="006ede38" style:font-size-asian="3.5pt" style:font-weight-asian="normal" style:font-size-complex="4pt" style:font-weight-complex="normal"/>
    </style:style>
    <style:style style:name="P35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2250a3" officeooo:paragraph-rsid="002250a3" style:font-size-asian="3.5pt" style:font-weight-asian="normal" style:font-size-complex="4pt" style:font-weight-complex="normal"/>
    </style:style>
    <style:style style:name="P36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316f80" officeooo:paragraph-rsid="00316f80" style:font-size-asian="3.5pt" style:font-weight-asian="normal" style:font-size-complex="4pt" style:font-weight-complex="normal"/>
    </style:style>
    <style:style style:name="P37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5b4603" officeooo:paragraph-rsid="005b4603" style:font-size-asian="3.5pt" style:font-weight-asian="normal" style:font-size-complex="4pt" style:font-weight-complex="normal"/>
    </style:style>
    <style:style style:name="P38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2250a3" officeooo:paragraph-rsid="0070c76f" style:font-size-asian="4pt" style:font-weight-asian="normal" style:font-size-complex="4pt" style:font-weight-complex="normal"/>
    </style:style>
    <style:style style:name="P39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4pt" fo:font-weight="normal" officeooo:rsid="002250a3" officeooo:paragraph-rsid="0087c770" style:font-size-asian="4pt" style:font-weight-asian="normal" style:font-size-complex="4pt" style:font-weight-complex="normal"/>
    </style:style>
    <style:style style:name="P40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style:font-size-asian="10pt" style:font-size-complex="10pt"/>
    </style:style>
    <style:style style:name="P41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700bfc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6ede38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70c76f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2250a3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8d0145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2250a3" officeooo:paragraph-rsid="009219b4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6ede38" officeooo:paragraph-rsid="006ede38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5b4603" officeooo:paragraph-rsid="005b4603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316f80" officeooo:paragraph-rsid="00316f80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6eb67a" officeooo:paragraph-rsid="0089ec66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6eb67a" officeooo:paragraph-rsid="00919a10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10pt" fo:font-weight="normal" officeooo:rsid="005ccd4a" officeooo:paragraph-rsid="009219b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6eb67a" officeooo:paragraph-rsid="00700bfc" style:font-size-asian="5.25pt" style:font-weight-asian="normal" style:font-size-complex="6pt" style:font-weight-complex="normal"/>
    </style:style>
    <style:style style:name="P55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6eb67a" officeooo:paragraph-rsid="006ede38" style:font-size-asian="5.25pt" style:font-weight-asian="normal" style:font-size-complex="6pt" style:font-weight-complex="normal"/>
    </style:style>
    <style:style style:name="P56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2250a3" officeooo:paragraph-rsid="00700bfc" style:font-size-asian="5.25pt" style:font-weight-asian="normal" style:font-size-complex="6pt" style:font-weight-complex="normal"/>
    </style:style>
    <style:style style:name="P57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2250a3" officeooo:paragraph-rsid="005ccd4a" style:font-size-asian="5.25pt" style:font-weight-asian="normal" style:font-size-complex="6pt" style:font-weight-complex="normal"/>
    </style:style>
    <style:style style:name="P58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2250a3" officeooo:paragraph-rsid="0087c770" style:font-size-asian="5.25pt" style:font-weight-asian="normal" style:font-size-complex="6pt" style:font-weight-complex="normal"/>
    </style:style>
    <style:style style:name="P59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" fo:font-size="6pt" fo:font-style="normal" fo:font-weight="normal" officeooo:rsid="0026b049" officeooo:paragraph-rsid="005ccd4a" style:font-size-asian="5.25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1" fo:font-size="10pt" fo:font-style="italic" officeooo:paragraph-rsid="0076ece3" style:font-size-asian="10pt" style:font-size-complex="10pt"/>
    </style:style>
    <style:style style:name="P61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1" fo:font-size="10pt" fo:font-style="italic" officeooo:paragraph-rsid="002c428b" style:font-size-asian="10pt" style:font-size-complex="10pt"/>
    </style:style>
    <style:style style:name="P62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1" fo:font-size="4pt" fo:font-style="italic" officeooo:rsid="002c428b" officeooo:paragraph-rsid="0076ece3" style:font-size-asian="3.5pt" style:font-style-asian="italic" style:font-size-complex="4pt" style:font-style-complex="italic"/>
    </style:style>
    <style:style style:name="P63" style:family="paragraph" style:parent-style-name="Table_20_Contents">
      <style:paragraph-properties fo:margin-left="0.1008in" fo:margin-right="0.0035in" fo:text-indent="0in" style:auto-text-indent="false"/>
      <style:text-properties style:use-window-font-color="true" style:font-name="FreeSerif1" fo:font-size="4pt" fo:font-style="italic" officeooo:rsid="002c428b" officeooo:paragraph-rsid="002c428b" style:font-size-asian="3.5pt" style:font-style-asian="italic" style:font-size-complex="4pt" style:font-style-complex="italic"/>
    </style:style>
    <style:style style:name="P64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10pt" fo:font-weight="normal" officeooo:paragraph-rsid="00163cc7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10pt" style:font-size-asian="10pt" style:font-size-complex="10pt"/>
    </style:style>
    <style:style style:name="P67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10pt" officeooo:rsid="00196c7f" officeooo:paragraph-rsid="00196c7f" style:font-size-asian="10pt" style:font-size-complex="10pt"/>
    </style:style>
    <style:style style:name="P68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fo:font-style="normal" officeooo:rsid="0067bcab" officeooo:paragraph-rsid="0067bcab" style:font-size-asian="9pt" style:font-style-asian="normal" style:font-size-complex="9pt" style:font-style-complex="normal"/>
    </style:style>
    <style:style style:name="P69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fo:font-style="normal" officeooo:paragraph-rsid="00163cc7" style:font-size-asian="9pt" style:font-style-asian="normal" style:font-size-complex="9pt" style:font-style-complex="normal"/>
    </style:style>
    <style:style style:name="P70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officeooo:rsid="006ae3d9" officeooo:paragraph-rsid="006ae3d9" style:font-size-asian="9pt" style:font-size-complex="9pt"/>
    </style:style>
    <style:style style:name="P71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officeooo:paragraph-rsid="0054703a" style:font-size-asian="9pt" style:font-size-complex="9pt"/>
    </style:style>
    <style:style style:name="P72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officeooo:paragraph-rsid="00196c7f" style:font-size-asian="9pt" style:font-size-complex="9pt"/>
    </style:style>
    <style:style style:name="P73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fo:font-style="italic" style:font-size-asian="9pt" style:font-style-asian="italic" style:font-size-complex="9pt" style:font-style-complex="italic"/>
    </style:style>
    <style:style style:name="P74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fo:font-style="italic" officeooo:rsid="0068eb2f" officeooo:paragraph-rsid="0068eb2f" style:font-size-asian="9pt" style:font-style-asian="italic" style:font-size-complex="9pt" style:font-style-complex="italic"/>
    </style:style>
    <style:style style:name="P75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9pt" fo:font-style="italic" officeooo:rsid="006ae3d9" officeooo:paragraph-rsid="006ae3d9" style:font-size-asian="9pt" style:font-style-asian="italic" style:font-size-complex="9pt" style:font-style-complex="italic"/>
    </style:style>
    <style:style style:name="P76" style:family="paragraph" style:parent-style-name="Table_20_Contents">
      <style:paragraph-properties fo:margin-left="0.1008in" fo:margin-right="0.0035in" fo:text-indent="0in" style:auto-text-indent="false"/>
      <style:text-properties style:font-name="FreeSerif" fo:font-size="4pt" fo:font-style="italic" officeooo:rsid="006ae3d9" officeooo:paragraph-rsid="006ae3d9" style:font-size-asian="3.5pt" style:font-style-asian="italic" style:font-size-complex="4pt" style:font-style-complex="italic"/>
    </style:style>
    <style:style style:name="P77" style:family="paragraph" style:parent-style-name="Table_20_Contents">
      <style:paragraph-properties fo:margin-left="0.1008in" fo:margin-right="0.0035in" fo:text-indent="0in" style:auto-text-indent="false"/>
      <style:text-properties officeooo:paragraph-rsid="005b4603"/>
    </style:style>
    <style:style style:name="P78" style:family="paragraph" style:parent-style-name="Standard">
      <style:paragraph-properties fo:margin-left="0.1008in" fo:margin-right="0.0035in" fo:text-indent="0in" style:auto-text-indent="false"/>
      <style:text-properties style:use-window-font-color="true" style:font-name="FreeSerif" fo:font-size="6pt" fo:font-weight="normal" officeooo:rsid="002250a3" officeooo:paragraph-rsid="006ede38" style:font-size-asian="5.25pt" style:font-weight-asian="normal" style:font-size-complex="6pt" style:font-weight-complex="normal"/>
    </style:style>
    <style:style style:name="P79" style:family="paragraph" style:parent-style-name="Table_20_Contents">
      <style:paragraph-properties fo:margin-left="0in" fo:margin-right="0.0035in" fo:text-indent="0in" style:auto-text-indent="false"/>
      <style:text-properties style:font-name="FreeSerif1" fo:font-size="4pt" fo:font-style="normal" officeooo:rsid="007f6633" officeooo:paragraph-rsid="007f6633" style:font-size-asian="3.5pt" style:font-style-asian="normal" style:font-size-complex="4pt" style:font-style-complex="normal"/>
    </style:style>
    <style:style style:name="P80" style:family="paragraph" style:parent-style-name="Standard">
      <style:paragraph-properties fo:margin-left="0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officeooo:rsid="00627f5b" officeooo:paragraph-rsid="0063ad68" style:font-size-asian="8pt" style:font-size-complex="8pt"/>
    </style:style>
    <style:style style:name="P81" style:family="paragraph" style:parent-style-name="Standard">
      <style:paragraph-properties fo:margin-left="0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officeooo:rsid="0063ad68" officeooo:paragraph-rsid="0063ad68" style:font-size-asian="8pt" style:font-size-complex="8pt"/>
    </style:style>
    <style:style style:name="P82" style:family="paragraph" style:parent-style-name="Standard">
      <style:paragraph-properties fo:margin-left="0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officeooo:rsid="0089ec66" officeooo:paragraph-rsid="0089ec66" style:font-size-asian="8pt" style:font-size-complex="8pt"/>
    </style:style>
    <style:style style:name="P83" style:family="paragraph" style:parent-style-name="Standard">
      <style:paragraph-properties fo:margin-left="0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6pt" fo:language="en" fo:country="US" officeooo:paragraph-rsid="00627f5b" style:font-size-asian="6pt" style:font-size-complex="6pt"/>
    </style:style>
    <style:style style:name="P84" style:family="paragraph" style:parent-style-name="Table_20_Contents">
      <style:text-properties style:use-window-font-color="true" style:font-name="FreeSerif" fo:font-size="8pt" officeooo:rsid="0063ad68" officeooo:paragraph-rsid="0063ad68" style:font-size-asian="8pt" style:font-size-complex="8pt"/>
    </style:style>
    <style:style style:name="P85" style:family="paragraph" style:parent-style-name="Table_20_Contents">
      <style:text-properties style:use-window-font-color="true" style:font-name="FreeSerif" fo:font-size="8pt" fo:font-style="italic" officeooo:rsid="0067bcab" officeooo:paragraph-rsid="0067bcab" style:font-size-asian="8pt" style:font-style-asian="italic" style:font-size-complex="8pt" style:font-style-complex="italic"/>
    </style:style>
    <style:style style:name="P86" style:family="paragraph" style:parent-style-name="Table_20_Contents">
      <style:text-properties style:use-window-font-color="true" style:font-name="FreeSerif" fo:font-size="8pt" fo:font-style="italic" officeooo:rsid="0067bcab" officeooo:paragraph-rsid="008f9718" style:font-size-asian="8pt" style:font-style-asian="italic" style:font-size-complex="8pt" style:font-style-complex="italic"/>
    </style:style>
    <style:style style:name="P87" style:family="paragraph" style:parent-style-name="Standard">
      <style:paragraph-properties fo:margin-left="0.0866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12pt" fo:language="en" fo:country="US" fo:font-weight="bold" style:font-size-asian="12pt" style:font-weight-asian="bold" style:font-size-complex="12pt" style:font-weight-complex="bold"/>
    </style:style>
    <style:style style:name="P88" style:family="paragraph" style:parent-style-name="Standard">
      <style:paragraph-properties fo:margin-left="0.0866in" fo:margin-right="0.0035in" fo:text-indent="0in" style:auto-text-indent="false">
        <style:tab-stops>
          <style:tab-stop style:position="1.3335in"/>
        </style:tab-stops>
      </style:paragraph-properties>
      <style:text-properties style:use-window-font-color="true" style:font-name="FreeSerif" fo:font-size="8pt" fo:language="en" fo:country="US" officeooo:rsid="006619aa" officeooo:paragraph-rsid="006619aa" style:font-size-asian="8pt" style:font-size-complex="8pt"/>
    </style:style>
    <style:style style:name="P89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use-window-font-color="true" style:font-name="FreeSerif" fo:font-size="10pt" fo:font-weight="normal" officeooo:rsid="002250a3" officeooo:paragraph-rsid="00700bfc" style:font-size-asian="10pt" style:font-weight-asian="normal" style:font-size-complex="10pt" style:font-weight-complex="normal"/>
    </style:style>
    <style:style style:name="P90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 text:number-lines="false" text:line-number="0"/>
      <style:text-properties style:use-window-font-color="true" style:font-name="FreeSerif" fo:font-size="6pt" fo:font-weight="normal" officeooo:rsid="002250a3" officeooo:paragraph-rsid="002250a3" style:font-size-asian="5.25pt" style:font-weight-asian="normal" style:font-size-complex="6pt" style:font-weight-complex="normal"/>
    </style:style>
    <style:style style:name="P91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officeooo:rsid="0031b8e8" officeooo:paragraph-rsid="008275c3" style:font-size-asian="10pt" style:font-weight-asian="normal" style:font-size-complex="10pt" style:font-weight-complex="normal"/>
    </style:style>
    <style:style style:name="P92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officeooo:rsid="0031b8e8" officeooo:paragraph-rsid="00962302" style:font-size-asian="10pt" style:font-weight-asian="normal" style:font-size-complex="10pt" style:font-weight-complex="normal"/>
    </style:style>
    <style:style style:name="P93" style:family="paragraph" style:parent-style-name="Standard">
      <style:paragraph-properties>
        <style:tab-stops>
          <style:tab-stop style:position="1.3335in"/>
        </style:tab-stops>
      </style:paragraph-properties>
      <style:text-properties style:use-window-font-color="true" style:font-name="FreeSerif" fo:font-size="10pt" fo:language="en" fo:country="US" fo:font-weight="normal" officeooo:rsid="008275c3" officeooo:paragraph-rsid="00962302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end" style:justify-single-word="false">
        <style:tab-stops>
          <style:tab-stop style:position="1.3335in"/>
        </style:tab-stops>
      </style:paragraph-properties>
      <style:text-properties fo:color="#004586" style:font-name="FreeSerif" fo:font-size="10pt" fo:language="en" fo:country="US" fo:font-weight="bold" officeooo:rsid="002b7a95" officeooo:paragraph-rsid="00962302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10pt" fo:font-style="normal" officeooo:rsid="0031b8e8" officeooo:paragraph-rsid="00962302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left="0.1008in" fo:margin-right="0.0035in" fo:text-indent="0in" style:auto-text-indent="false"/>
      <style:text-properties style:font-name="FreeSerif1" fo:font-size="4pt" fo:font-style="normal" officeooo:rsid="0031b8e8" officeooo:paragraph-rsid="00962302" style:font-size-asian="3.5pt" style:font-style-asian="normal" style:font-size-complex="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3cc7" style:font-style-asian="italic" style:font-style-complex="italic"/>
    </style:style>
    <style:style style:name="T3" style:family="text">
      <style:text-properties fo:font-style="italic" officeooo:rsid="0016449e" style:font-style-asian="italic" style:font-style-complex="italic"/>
    </style:style>
    <style:style style:name="T4" style:family="text">
      <style:text-properties fo:font-style="italic" officeooo:rsid="0022cce4" style:font-style-asian="italic" style:font-style-complex="italic"/>
    </style:style>
    <style:style style:name="T5" style:family="text">
      <style:text-properties fo:font-style="italic" officeooo:rsid="002435a3" style:font-style-asian="italic" style:font-style-complex="italic"/>
    </style:style>
    <style:style style:name="T6" style:family="text">
      <style:text-properties fo:font-style="italic" officeooo:rsid="005ccd4a" style:font-style-asian="italic" style:font-style-complex="italic"/>
    </style:style>
    <style:style style:name="T7" style:family="text">
      <style:text-properties fo:font-style="italic" officeooo:rsid="00668db4" style:font-style-asian="italic" style:font-style-complex="italic"/>
    </style:style>
    <style:style style:name="T8" style:family="text">
      <style:text-properties fo:font-style="italic" officeooo:rsid="0068eb2f" style:font-style-asian="italic" style:font-style-complex="italic"/>
    </style:style>
    <style:style style:name="T9" style:family="text">
      <style:text-properties fo:font-style="italic" officeooo:rsid="007b68f1" style:font-style-asian="italic" style:font-style-complex="italic"/>
    </style:style>
    <style:style style:name="T10" style:family="text">
      <style:text-properties fo:font-style="italic" officeooo:rsid="006ede38" style:font-style-asian="italic" style:font-style-complex="italic"/>
    </style:style>
    <style:style style:name="T11" style:family="text">
      <style:text-properties fo:font-style="italic" officeooo:rsid="00196c7f" style:font-style-asian="italic" style:font-style-complex="italic"/>
    </style:style>
    <style:style style:name="T12" style:family="text">
      <style:text-properties fo:font-style="italic" officeooo:rsid="0089ec66" style:font-style-asian="italic" style:font-style-complex="italic"/>
    </style:style>
    <style:style style:name="T13" style:family="text">
      <style:text-properties officeooo:rsid="0014f69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5b4603" style:font-style-asian="normal" style:font-style-complex="normal"/>
    </style:style>
    <style:style style:name="T16" style:family="text">
      <style:text-properties fo:font-style="normal" officeooo:rsid="005ccd4a" style:font-style-asian="normal" style:font-style-complex="normal"/>
    </style:style>
    <style:style style:name="T17" style:family="text">
      <style:text-properties fo:font-style="normal" officeooo:rsid="0026b049" style:font-style-asian="normal" style:font-style-complex="normal"/>
    </style:style>
    <style:style style:name="T18" style:family="text">
      <style:text-properties fo:font-style="normal" officeooo:rsid="0068eb2f" style:font-style-asian="normal" style:font-style-complex="normal"/>
    </style:style>
    <style:style style:name="T19" style:family="text">
      <style:text-properties fo:font-style="normal" officeooo:rsid="00196c7f" style:font-style-asian="normal" style:font-style-complex="normal"/>
    </style:style>
    <style:style style:name="T20" style:family="text">
      <style:text-properties fo:font-style="normal" officeooo:rsid="002c428b" style:font-style-asian="normal" style:font-style-complex="normal"/>
    </style:style>
    <style:style style:name="T21" style:family="text">
      <style:text-properties fo:font-style="normal" officeooo:rsid="002d7347" style:font-style-asian="normal" style:font-style-complex="normal"/>
    </style:style>
    <style:style style:name="T22" style:family="text">
      <style:text-properties fo:font-style="normal" officeooo:rsid="0076ece3" style:font-style-asian="normal" style:font-style-complex="normal"/>
    </style:style>
    <style:style style:name="T23" style:family="text">
      <style:text-properties fo:font-style="normal" officeooo:rsid="0022cce4" style:font-style-asian="normal" style:font-style-complex="normal"/>
    </style:style>
    <style:style style:name="T24" style:family="text">
      <style:text-properties fo:font-style="normal" officeooo:rsid="008f9718" style:font-style-asian="normal" style:font-style-complex="normal"/>
    </style:style>
    <style:style style:name="T25" style:family="text">
      <style:text-properties fo:font-style="normal" officeooo:rsid="00919a10" style:font-style-asian="normal" style:font-style-complex="normal"/>
    </style:style>
    <style:style style:name="T26" style:family="text">
      <style:text-properties fo:font-style="normal" officeooo:rsid="009219b4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c428b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6b049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8f9718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officeooo:rsid="002d7347" style:font-style-asian="normal" style:font-weight-asian="normal" style:font-style-complex="normal" style:font-weight-complex="normal"/>
    </style:style>
    <style:style style:name="T32" style:family="text">
      <style:text-properties officeooo:rsid="00163cc7"/>
    </style:style>
    <style:style style:name="T33" style:family="text">
      <style:text-properties officeooo:rsid="00174b4e"/>
    </style:style>
    <style:style style:name="T34" style:family="text">
      <style:text-properties officeooo:rsid="0017e583"/>
    </style:style>
    <style:style style:name="T35" style:family="text">
      <style:text-properties officeooo:rsid="00196c7f"/>
    </style:style>
    <style:style style:name="T36" style:family="text">
      <style:text-properties officeooo:rsid="001b12a9"/>
    </style:style>
    <style:style style:name="T37" style:family="text">
      <style:text-properties style:use-window-font-color="true" fo:font-weight="normal" style:font-weight-asian="normal" style:font-weight-complex="normal"/>
    </style:style>
    <style:style style:name="T38" style:family="text">
      <style:text-properties style:use-window-font-color="true" fo:font-weight="normal" officeooo:rsid="001f08be" style:font-weight-asian="normal" style:font-weight-complex="normal"/>
    </style:style>
    <style:style style:name="T39" style:family="text">
      <style:text-properties style:use-window-font-color="true" fo:font-size="8pt" fo:font-weight="normal" officeooo:rsid="001f08be" style:font-size-asian="8pt" style:font-weight-asian="normal" style:font-size-complex="8pt" style:font-weight-complex="normal"/>
    </style:style>
    <style:style style:name="T40" style:family="text">
      <style:text-properties style:use-window-font-color="true" fo:font-size="8pt" fo:font-weight="normal" officeooo:rsid="008c7d6b" style:font-size-asian="8pt" style:font-weight-asian="normal" style:font-size-complex="8pt" style:font-weight-complex="normal"/>
    </style:style>
    <style:style style:name="T41" style:family="text">
      <style:text-properties style:use-window-font-color="true" style:font-name="FreeSerif" fo:font-size="10pt" fo:font-weight="normal" officeooo:rsid="005b4603" style:font-size-asian="10pt" style:font-weight-asian="normal" style:font-size-complex="10pt" style:font-weight-complex="normal"/>
    </style:style>
    <style:style style:name="T42" style:family="text">
      <style:text-properties style:use-window-font-color="true" style:font-name="FreeSerif" fo:font-size="10pt" fo:font-weight="normal" officeooo:rsid="002250a3" style:font-size-asian="10pt" style:font-weight-asian="normal" style:font-size-complex="10pt" style:font-weight-complex="normal"/>
    </style:style>
    <style:style style:name="T43" style:family="text">
      <style:text-properties style:use-window-font-color="true" style:font-name="FreeSerif" fo:font-size="10pt" fo:font-weight="normal" officeooo:rsid="0026b049" style:font-size-asian="10pt" style:font-weight-asian="normal" style:font-size-complex="10pt" style:font-weight-complex="normal"/>
    </style:style>
    <style:style style:name="T44" style:family="text">
      <style:text-properties style:use-window-font-color="true" style:font-name="FreeSerif" fo:font-size="10pt" fo:font-weight="bold" officeooo:rsid="002250a3" style:font-size-asian="10pt" style:font-weight-asian="bold" style:font-size-complex="10pt" style:font-weight-complex="bold"/>
    </style:style>
    <style:style style:name="T45" style:family="text">
      <style:text-properties style:use-window-font-color="true" style:font-name="FreeSerif" fo:font-size="10pt" fo:font-style="italic" fo:font-weight="normal" officeooo:rsid="005b4603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use-window-font-color="true" style:font-name="FreeSerif" fo:font-size="10pt" fo:font-style="normal" fo:font-weight="normal" officeooo:rsid="005b4603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use-window-font-color="true" style:font-name="FreeSerif" fo:font-size="10pt" fo:font-style="normal" fo:font-weight="normal" officeooo:rsid="009219b4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style:use-window-font-color="true" style:font-name="FreeSerif" fo:font-size="10pt" fo:font-style="normal" fo:font-weight="normal" officeooo:rsid="005ccd4a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619aa" style:font-weight-asian="bold" style:font-weight-complex="bold"/>
    </style:style>
    <style:style style:name="T51" style:family="text">
      <style:text-properties fo:font-weight="bold" officeooo:rsid="006ede38" style:font-weight-asian="bold" style:font-weight-complex="bold"/>
    </style:style>
    <style:style style:name="T52" style:family="text">
      <style:text-properties officeooo:rsid="002435a3"/>
    </style:style>
    <style:style style:name="T53" style:family="text">
      <style:text-properties officeooo:rsid="0026b049"/>
    </style:style>
    <style:style style:name="T54" style:family="text">
      <style:text-properties officeooo:rsid="0027e06c"/>
    </style:style>
    <style:style style:name="T55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76ece3" style:font-style-asian="normal" style:font-weight-asian="normal" style:font-style-complex="normal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6449e" style:font-weight-asian="normal" style:font-weight-complex="normal"/>
    </style:style>
    <style:style style:name="T59" style:family="text">
      <style:text-properties officeooo:rsid="005b4603"/>
    </style:style>
    <style:style style:name="T60" style:family="text">
      <style:text-properties officeooo:rsid="00316f80"/>
    </style:style>
    <style:style style:name="T61" style:family="text">
      <style:text-properties officeooo:rsid="002250a3"/>
    </style:style>
    <style:style style:name="T62" style:family="text">
      <style:text-properties officeooo:rsid="005fccbb"/>
    </style:style>
    <style:style style:name="T63" style:family="text">
      <style:text-properties officeooo:rsid="006ae3d9"/>
    </style:style>
    <style:style style:name="T64" style:family="text">
      <style:text-properties officeooo:rsid="006eb67a"/>
    </style:style>
    <style:style style:name="T65" style:family="text">
      <style:text-properties officeooo:rsid="00700bfc"/>
    </style:style>
    <style:style style:name="T66" style:family="text">
      <style:text-properties officeooo:rsid="0070c76f"/>
    </style:style>
    <style:style style:name="T67" style:family="text">
      <style:text-properties officeooo:rsid="0076ece3"/>
    </style:style>
    <style:style style:name="T68" style:family="text">
      <style:text-properties officeooo:rsid="007f6ff8"/>
    </style:style>
    <style:style style:name="T69" style:family="text">
      <style:text-properties officeooo:rsid="0082f609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10pt" officeooo:rsid="0067bcab" style:font-size-asian="10pt" style:font-size-complex="10pt"/>
    </style:style>
    <style:style style:name="T72" style:family="text">
      <style:text-properties fo:font-size="10pt" officeooo:rsid="005ccd4a" style:font-size-asian="10pt" style:font-size-complex="10pt"/>
    </style:style>
    <style:style style:name="T73" style:family="text">
      <style:text-properties fo:font-size="10pt" officeooo:rsid="005b4603" style:font-size-asian="10pt" style:font-size-complex="10pt"/>
    </style:style>
    <style:style style:name="T74" style:family="text">
      <style:text-properties fo:font-size="10pt" officeooo:rsid="0026b049" style:font-size-asian="10pt" style:font-size-complex="10pt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fo:font-size="10pt" fo:font-style="italic" officeooo:rsid="0026b049" style:font-size-asian="10pt" style:font-style-asian="italic" style:font-size-complex="10pt" style:font-style-complex="italic"/>
    </style:style>
    <style:style style:name="T77" style:family="text">
      <style:text-properties fo:font-size="10pt" fo:font-style="italic" officeooo:rsid="002435a3" style:font-size-asian="10pt" style:font-style-asian="italic" style:font-size-complex="10pt" style:font-style-complex="italic"/>
    </style:style>
    <style:style style:name="T78" style:family="text">
      <style:text-properties officeooo:rsid="006ede38"/>
    </style:style>
    <style:style style:name="T79" style:family="text">
      <style:text-properties officeooo:rsid="00874938"/>
    </style:style>
    <style:style style:name="T80" style:family="text">
      <style:text-properties officeooo:rsid="002c428b" style:font-style-asian="italic" style:font-style-complex="italic"/>
    </style:style>
    <style:style style:name="T81" style:family="text">
      <style:text-properties officeooo:rsid="002d7347" style:font-style-asian="italic" style:font-style-complex="italic"/>
    </style:style>
    <style:style style:name="T82" style:family="text">
      <style:text-properties officeooo:rsid="008b10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87">Daniel <text:span text:style-name="T62">H. </text:span>Moreira</text:p>
            <text:p text:style-name="P88"><text:span text:style-name="T70">Postdoctoral </text:span><text:span text:style-name="T71">r</text:span><text:span text:style-name="T70">esearcher at the University of Notre Dame</text:span><text:line-break/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80">Department of Computer Science and Engineering</text:p>
                </table:table-cell>
                <table:table-cell table:style-name="Table5.A1" office:value-type="string">
                  <text:p text:style-name="P84"><text:span text:style-name="T50">Email: </text:span>dhenriq1@nd.edu</text:p>
                </table:table-cell>
              </table:table-row>
              <table:table-row table:style-name="Table5.1">
                <table:table-cell table:style-name="Table5.A1" office:value-type="string">
                  <text:p text:style-name="P81">Computer Vision Research Lab</text:p>
                </table:table-cell>
                <table:table-cell table:style-name="Table5.A1" office:value-type="string">
                  <text:p text:style-name="P84"><text:span text:style-name="T50">Home: </text:span>http://danielmoreira.github.io/</text:p>
                </table:table-cell>
              </table:table-row>
              <table:table-row table:style-name="Table5.1">
                <table:table-cell table:style-name="Table5.A1" office:value-type="string">
                  <text:p text:style-name="P82">384 Fitzpatrick Hall</text:p>
                </table:table-cell>
                <table:table-cell table:style-name="Table5.A1" office:value-type="string">
                  <text:p text:style-name="P85"><text:span text:style-name="T30">Phone</text:span><text:span text:style-name="T27">:</text:span> <text:span text:style-name="T24">(574) 298 - 8651</text:span></text:p>
                </table:table-cell>
              </table:table-row>
              <table:table-row table:style-name="Table5.1">
                <table:table-cell table:style-name="Table5.A1" office:value-type="string">
                  <text:p text:style-name="P81">Notre Dame, IN, US, 46556</text:p>
                </table:table-cell>
                <table:table-cell table:style-name="Table5.A1" office:value-type="string">
                  <text:p text:style-name="P86"><text:span text:style-name="T27">Interests:</text:span> <text:span text:style-name="T14">Computer Vision, Machine Learning, Visual Media Forensics</text:span></text:p>
                </table:table-cell>
              </table:table-row>
            </table:table>
            <text:p text:style-name="P83"/>
          </table:table-cell>
        </table:table-row>
      </table:table>
      <text:p text:style-name="P9">Education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PhD <text:span text:style-name="T33">degree</text:span></text:p>
            <text:p text:style-name="P7">(2013 <text:span text:style-name="T13">– 2016</text:span>)</text:p>
          </table:table-cell>
          <table:table-cell table:style-name="Tabela1.A1" office:value-type="string">
            <text:p text:style-name="P41">University of Campinas (Unicamp), Institute of Computing (IC), Campinas, SP, Brazil</text:p>
            <text:p text:style-name="P31"><text:span text:style-name="T7">Computer Science, </text:span><text:span text:style-name="T1">Sensitive-Video Analysis. </text:span><text:span text:style-name="T14">Advisor: Dr. Anderson Roc</text:span><text:span text:style-name="T25">h</text:span><text:span text:style-name="T14">a / Coadvisor: Dr. Siome Goldenstein.</text:span></text:p>
          </table:table-cell>
        </table:table-row>
        <table:table-row>
          <table:table-cell table:style-name="Tabela1.A2" office:value-type="string">
            <text:p text:style-name="P12">MSc degree</text:p>
            <text:p text:style-name="P8">(2006 – 2008)</text:p>
          </table:table-cell>
          <table:table-cell table:style-name="Tabela1.A2" office:value-type="string">
            <text:p text:style-name="P40">Federal University of Pernambuco (UFPE), Informatics Center (CIn), Recife, PE, Brazil</text:p>
            <text:p text:style-name="P31"><text:span text:style-name="T7">Computer Science, </text:span><text:span text:style-name="T1">Multi-agent Patrolling. </text:span>Advisor: Dr. Geber Ramalho.</text:p>
          </table:table-cell>
        </table:table-row>
        <table:table-row table:style-name="Tabela1.3">
          <table:table-cell table:style-name="Tabela1.A2" office:value-type="string">
            <text:p text:style-name="P12">BSc degree</text:p>
            <text:p text:style-name="P8">(2001 – 2005)</text:p>
          </table:table-cell>
          <table:table-cell table:style-name="Tabela1.A2" office:value-type="string">
            <text:p text:style-name="P40">Federal University of Pará (UFPA), Exact and Natural Sciences Institute (ICEN), Belém, PA, Brazil</text:p>
            <text:p text:style-name="P32">Computer Science.</text:p>
            <text:p text:style-name="P33"/>
          </table:table-cell>
        </table:table-row>
      </table:table>
      <text:p text:style-name="P9">Experience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4">Research scholar</text:p>
            <text:p text:style-name="P6">(201<text:span text:style-name="T34">6</text:span>)</text:p>
          </table:table-cell>
          <table:table-cell table:style-name="Tabela3.A1" office:value-type="string">
            <text:p text:style-name="P65">University of <text:span text:style-name="T32">Notre Dame</text:span>, <text:span text:style-name="T32">Department of Computer Science and Engineering</text:span>, <text:span text:style-name="T32">Notre Dame</text:span>, <text:span text:style-name="T32">IN</text:span>, <text:span text:style-name="T32">US</text:span></text:p>
            <text:p text:style-name="P68">Computer Vision Research Lab (CVRL). Advisors: Dr. Walter Scheirer, Dr. Adam Czajka, and Dr. Patrick Flynn.</text:p>
            <text:p text:style-name="P69"><text:span text:style-name="T2">Postdoc</text:span><text:span text:style-name="T3">toral</text:span><text:span text:style-name="T2"> researcher</text:span>. <text:span text:style-name="T58">J1-visa scholar</text:span><text:span text:style-name="T57">.</text:span></text:p>
          </table:table-cell>
        </table:table-row>
        <table:table-row table:style-name="Tabela3.1">
          <table:table-cell table:style-name="Tabela3.A2" office:value-type="string">
            <text:p text:style-name="P12">Research fellow</text:p>
            <text:p text:style-name="P7">(2013 <text:span text:style-name="T35">– 2016</text:span>)</text:p>
          </table:table-cell>
          <table:table-cell table:style-name="Tabela3.A2" office:value-type="string">
            <text:p text:style-name="P64">University of Campinas (Unicamp), Institute of Computing (IC), Campinas, SP, Brazil</text:p>
            <text:p text:style-name="P68">Reasoning for Complex Data Lab (RECOD). Advisor: Dr. Anderson Rocha.</text:p>
            <text:p text:style-name="P71"><text:span text:style-name="T1">Ph</text:span><text:span text:style-name="T2">D</text:span><text:span text:style-name="T1"> </text:span><text:span text:style-name="T8">student</text:span><text:span text:style-name="T14">.</text:span></text:p>
          </table:table-cell>
        </table:table-row>
        <table:table-row>
          <table:table-cell table:style-name="Tabela3.A2" office:value-type="string">
            <text:p text:style-name="P12">Systems analyst</text:p>
            <text:p text:style-name="P8">(2009 – 2013)</text:p>
          </table:table-cell>
          <table:table-cell table:style-name="Tabela3.A2" office:value-type="string">
            <text:p text:style-name="P66"><text:span text:style-name="T82">Federal Data Processing Service </text:span>(SERPRO), Belém, PA, Brazil</text:p>
            <text:p text:style-name="P74">Full-stack lead developer.</text:p>
          </table:table-cell>
        </table:table-row>
        <table:table-row table:style-name="Tabela3.4">
          <table:table-cell table:style-name="Tabela3.A2" office:value-type="string">
            <text:p text:style-name="P12">Lecturer</text:p>
            <text:p text:style-name="P8">(<text:span text:style-name="T36">2012</text:span> – <text:span text:style-name="T36">2012</text:span>)</text:p>
          </table:table-cell>
          <table:table-cell table:style-name="Tabela3.A2" office:value-type="string">
            <text:p text:style-name="P67">Centro Universitário do Estado do Pará (CESUPA), Belém, PA, Brazil</text:p>
            <text:p text:style-name="P72"><text:span text:style-name="T11">Lecturer</text:span><text:span text:style-name="T19"> of the Systems and Database Programming </text:span><text:span text:style-name="T18">40h-module</text:span><text:span text:style-name="T19">, within the Corporative Databases Postgraduate Course.</text:span></text:p>
          </table:table-cell>
        </table:table-row>
        <table:table-row table:style-name="Tabela3.4">
          <table:table-cell table:style-name="Tabela3.A2" office:value-type="string">
            <text:p text:style-name="P12">Systems analyst</text:p>
            <text:p text:style-name="P8">(2008 – 2009)</text:p>
          </table:table-cell>
          <table:table-cell table:style-name="Tabela3.A2" office:value-type="string">
            <text:p text:style-name="P66">Cobra Tecnologia S.A., Belém, PA, Brazil</text:p>
            <text:p text:style-name="P73">Back-end programmer.</text:p>
          </table:table-cell>
        </table:table-row>
        <table:table-row table:style-name="Tabela3.4">
          <table:table-cell table:style-name="Tabela3.A2" office:value-type="string">
            <text:p text:style-name="P13">Research fellow</text:p>
            <text:p text:style-name="P8">(200<text:span text:style-name="T64">6</text:span> – 200<text:span text:style-name="T64">8</text:span>)</text:p>
          </table:table-cell>
          <table:table-cell table:style-name="Tabela3.A2" office:value-type="string">
            <text:p text:style-name="P66"><text:span text:style-name="T63">Federal University of Pernambuco (UFPE)</text:span>, <text:span text:style-name="T63">Recife</text:span>, P<text:span text:style-name="T63">E</text:span>, Brazil</text:p>
            <text:p text:style-name="P70">Informatics Center (CIn). Advisor: Dr. Geber Ramalho.</text:p>
            <text:p text:style-name="P75">MSc student.</text:p>
            <text:p text:style-name="P76"/>
          </table:table-cell>
        </table:table-row>
      </table:table>
      <text:p text:style-name="P1"><text:span text:style-name="T38">Selected </text:span><text:span text:style-name="T37">Publications </text:span><text:span text:style-name="T39">(as of </text:span><text:span text:style-name="T40">2016</text:span><text:span text:style-name="T39">)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>201<text:span text:style-name="T64">9</text:span></text:p>
          </table:table-cell>
          <table:table-cell table:style-name="Tabela4.A1" office:value-type="string">
            <text:p text:style-name="P89"><text:span text:style-name="T49">Daniel Moreira</text:span>, Sandra Avila, Mauricio Perez, Daniel Moraes, Vanessa Testoni, Eduardo Valle, Siome Goldenstein, Anderson Rocha.<text:line-break/><text:span text:style-name="T5">Multimodal Data Fusion for Sensitive Scene Localization.<text:line-break/></text:span>Elsevier <text:span text:style-name="T52">Information Fusion (IF) 45, pp. 307 – 323</text:span>.</text:p>
            <text:p text:style-name="P54"/>
            <text:p text:style-name="P43"><text:span text:style-name="T51">Daniel Moreira</text:span><text:span text:style-name="T78">, Mateusz Trokielewicz, Adam Czajka, Kevin Bowyer, Patrick Flynn.<text:line-break/></text:span><text:span text:style-name="T10">Performance of Humans in Iris Recognition: The Impact of Iris Condition and Annotation-Driven Verification</text:span><text:span text:style-name="T78">.<text:line-break/>In: IEEE Winter Conference on Applications of Computer Vision (WACV), Hawaii County, US.</text:span></text:p>
            <text:p text:style-name="P78"/>
            <text:p text:style-name="P48">Adam Czajka, <text:span text:style-name="T49">Daniel Moreira</text:span>, Kevin Bowyer, Patrick Flynn.<text:line-break/><text:span text:style-name="T1">Domain-Specific Human-Inspired Binarized Statistical Image Features for Iris Recognition</text:span>.<text:line-break/><text:span text:style-name="T53">In: IEEE Winter Conference on Applications of Computer Vision (WACV), Hawaii County, US.</text:span></text:p>
            <text:p text:style-name="P78"/>
            <text:p text:style-name="P52">Aparna Bharati, <text:span text:style-name="T49">Daniel Moreira</text:span>, Joel Brogan, Patricia Hale, Kevin Bowyer, Patrick Flynn, Anderson Rocha, Walter Scheirer.<text:line-break/><text:span text:style-name="T1">Beyond Pixels: Image Provenance Analysis Leveraging Metadata</text:span>.</text:p>
            <text:p text:style-name="P52"><text:span text:style-name="T53">In: IEEE Winter Conference on Applications of Computer Vision (WACV), Hawaii County</text:span>, US.</text:p>
            <text:p text:style-name="P55"/>
            <text:p text:style-name="P51">Joel Brogan, <text:span text:style-name="T49">Daniel Moreira</text:span>, Aparna Bharati, Kevin Bowyer, Patrick Flynn, Anderson Rocha, Walter Scheirer.<text:line-break/><text:span text:style-name="T12">Dynamic Spatial Verification for Large-Scale Object-Level Image Retrieval</text:span>.<text:line-break/><text:span text:style-name="T79">ArXiv </text:span>Preprint.</text:p>
            <text:p text:style-name="P34"/>
          </table:table-cell>
        </table:table-row>
        <table:table-row table:style-name="Tabela4.1">
          <table:table-cell table:style-name="Tabela4.A2" office:value-type="string">
            <text:p text:style-name="P16">201<text:span text:style-name="T59">8</text:span></text:p>
          </table:table-cell>
          <table:table-cell table:style-name="Tabela4.A2" office:value-type="string">
            <text:p text:style-name="P42"><text:span text:style-name="T49">Daniel Moreira</text:span>, <text:span text:style-name="T65">Aparna Bharati, Joel Brogan, Allan Pinto, Michael Parowski, Kevin Bowyer, Patrick Flynn, Anderson Rocha, Walter Scheirer.</text:span><text:line-break/><text:span text:style-name="T1">Image Provenance Analysis at Scale</text:span>.<text:line-break/><text:span text:style-name="T65">IEEE Transactions on Image Processing (T-IP) 27, 12, pp. 6109 – 6123.</text:span></text:p>
            <text:p text:style-name="P56"/>
            <text:p text:style-name="P44"><text:span text:style-name="T66">Nathaniel Blanchard, </text:span><text:span text:style-name="T49">Daniel Moreira</text:span>, <text:span text:style-name="T65">Aparna Bharati, Walter Scheirer.</text:span><text:line-break/><text:span text:style-name="T1">Getting the subtext without the text: Scalable multimodal sentiment classification from visual and acoustic modalities</text:span>.<text:line-break/><text:span text:style-name="T66">In: ACL Grand Challenge and Workshop on Human Multimodal Language, Melbourne, Australia.</text:span>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><text:soft-page-break/></text:p>
          </table:table-cell>
        </table:table-row>
        <table:table-row table:style-name="Tabela4.1">
          <table:table-cell table:style-name="Tabela4.A2" office:value-type="string">
            <text:p text:style-name="P17">2017</text:p>
          </table:table-cell>
          <table:table-cell table:style-name="Tabela4.A2" office:value-type="string">
            <text:p text:style-name="P90"><text:span text:style-name="T75">Daniel Moreira</text:span><text:span text:style-name="T70">, Sandra Avila, Mauricio Perez, Daniel Moraes, Vanessa Testoni, Eduardo Valle, Siome Goldenstein, Anderson Rocha.<text:line-break/></text:span><text:span text:style-name="T76">Temporal Robust Features for Violence Detection</text:span><text:span text:style-name="T77">.<text:line-break/></text:span><text:span text:style-name="T74">In: IEEE Winter Conference on Applications of Computer Vision (WACV), Santa Rosa, US.<text:line-break/></text:span></text:p>
            <text:p text:style-name="P77"><text:span text:style-name="T41">Aparna Bharati, </text:span><text:span text:style-name="T44">Daniel Moreira</text:span><text:span text:style-name="T42">, </text:span><text:span text:style-name="T41">Allan Pinto, Joel Brogan, Kevin Bowyer, Patrick Flynn, Walter Scheirer, Anderson Rocha</text:span><text:span text:style-name="T42">.<text:line-break/></text:span><text:span text:style-name="T45">U-Phylogeny: Undirected provenance graph contruction in the wild.<text:line-break/></text:span><text:span text:style-name="T46">In: IEEE </text:span><text:span text:style-name="T48">I</text:span><text:span text:style-name="T47">nternational</text:span><text:span text:style-name="T48"> </text:span><text:span text:style-name="T46">Conference on Image Processing (ICIP), Beijing, China</text:span><text:span text:style-name="T43">.</text:span></text:p>
            <text:p text:style-name="P57"/>
            <text:p text:style-name="P47"><text:span text:style-name="T59">Allan Pinto, </text:span><text:span text:style-name="T49">Daniel Moreira</text:span>, <text:span text:style-name="T59">Aparna Bharati, Joel Brogan, Kevin Bowyer, Patrick Flynn, Walter Scheirer, Anderson Rocha</text:span>.<text:line-break/><text:span text:style-name="T6">Provenance filtering for multimedia phylogeny.<text:line-break/></text:span><text:span text:style-name="T15">In: IEEE </text:span><text:span text:style-name="T16">I</text:span><text:span text:style-name="T26">nternational </text:span><text:span text:style-name="T15">Conference on Image Processing (ICIP), Beijing, China</text:span><text:span text:style-name="T53">.</text:span></text:p>
            <text:p text:style-name="P58"/>
            <text:p text:style-name="P39"><text:span text:style-name="T72">Joel Brogan, Paolo Bestagini, Aparna Bharati, Allan Pinto, </text:span><text:span text:style-name="T75">Daniel Moreira</text:span><text:span text:style-name="T70">, Kevin Bowyer, Patrick Flynn, </text:span><text:span text:style-name="T72">Anderson Rocha, </text:span><text:span text:style-name="T73">Walter Scheirer.</text:span></text:p>
            <text:p text:style-name="P53"><text:span text:style-name="T1">Spotting the difference: Context retrieval and analysis for improved forgery detection and localization.</text:span><text:span text:style-name="T14"><text:line-break/></text:span><text:span text:style-name="T15">In: IEEE </text:span><text:span text:style-name="T14">I</text:span><text:span text:style-name="T26">nternational </text:span><text:span text:style-name="T15">Conference on Image Processing (ICIP), Beijing, China</text:span><text:span text:style-name="T17">.</text:span></text:p>
            <text:p text:style-name="P59"/>
            <text:p text:style-name="P46"><text:span text:style-name="T17">Mauricio Perez, Sandra Avila, </text:span><text:span text:style-name="T29">Daniel Moreira</text:span><text:span text:style-name="T17">, Daniel Moraes, Vanessa Testoni, Eduardo Valle, Siome Goldenstein, Anderson Rocha.<text:line-break/></text:span><text:span text:style-name="T4">Video pornography detection through deep learning techniques and motion information</text:span><text:span text:style-name="T17">.<text:line-break/>Elsevier </text:span><text:span text:style-name="T23">Neurocomputing 230, pp. 279 – 293.</text:span></text:p>
            <text:p text:style-name="P35"/>
          </table:table-cell>
        </table:table-row>
        <table:table-row table:style-name="Tabela4.4">
          <table:table-cell table:style-name="Tabela4.A2" office:value-type="string">
            <text:p text:style-name="P17">2016</text:p>
          </table:table-cell>
          <table:table-cell table:style-name="Tabela4.A2" office:value-type="string">
            <text:p text:style-name="P45"><text:span text:style-name="T49">Daniel Moreira</text:span>, Sandra Avila, Mauricio Perez, Daniel Moraes, Vanessa Testoni, Eduardo Valle, Siome Goldenstein, Anderson Rocha.<text:line-break/><text:span text:style-name="T1">Pornography Classification: The Hidden Clues in Video Space-Time</text:span>.<text:line-break/>Elsevier Forensic Science International (FSI) <text:span text:style-name="T54">268</text:span>, <text:span text:style-name="T54">pp. 46 – 61.</text:span></text:p>
            <text:p text:style-name="P35"/>
          </table:table-cell>
        </table:table-row>
      </table:table>
      <text:p text:style-name="P9">Patents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8">2019</text:p>
          </table:table-cell>
          <table:table-cell table:style-name="Tabela5.A1" office:value-type="string">
            <text:p text:style-name="P60"><text:span text:style-name="T20">Sandra Avila, </text:span><text:span text:style-name="T28">Daniel Moreira</text:span><text:span text:style-name="T20">, Mauricio Perez, Daniel Moraes, Vanessa Testoni, Eduardo Valle, Siome Goldenstein, Anderson Rocha</text:span><text:span text:style-name="T80">.<text:line-break/></text:span><text:span text:style-name="T81">Multimodal and Real-Time Method for Filtering Sensitive Media</text:span><text:span text:style-name="T80">. </text:span><text:span text:style-name="T31">US010194203B2</text:span><text:span text:style-name="T55">, </text:span><text:span text:style-name="T56">US. </text:span><text:span text:style-name="T20">Filled </text:span><text:span text:style-name="T21">June</text:span><text:span text:style-name="T20"> </text:span><text:span text:style-name="T21">30th</text:span><text:span text:style-name="T20">, 2016</text:span><text:span text:style-name="T80">.</text:span></text:p>
            <text:p text:style-name="P62"/>
          </table:table-cell>
        </table:table-row>
        <table:table-row table:style-name="Tabela5.1">
          <table:table-cell table:style-name="Tabela5.A2" office:value-type="string">
            <text:p text:style-name="P19">201<text:span text:style-name="T67">7</text:span></text:p>
          </table:table-cell>
          <table:table-cell table:style-name="Tabela5.A2" office:value-type="string">
            <text:p text:style-name="P61"><text:span text:style-name="T20">Sandra Avila, </text:span><text:span text:style-name="T28">Daniel Moreira</text:span><text:span text:style-name="T20">, Mauricio Perez, Daniel Moraes, Vanessa Testoni, Eduardo Valle, Siome Goldenstein, Anderson Rocha</text:span><text:span text:style-name="T80">.<text:line-break/>Método Multimodal e em Tempo Real para Filtragem de Conteúdo Sensível. </text:span><text:span text:style-name="T20">BR1020160072654A2, </text:span><text:span text:style-name="T22">Brazil. </text:span><text:span text:style-name="T20">Filled April 1st, 2016</text:span><text:span text:style-name="T80">.</text:span></text:p>
            <text:p text:style-name="P63"/>
          </table:table-cell>
        </table:table-row>
      </table:table>
      <text:p text:style-name="P2"><text:span text:style-name="T38">H</text:span><text:span text:style-name="T37">onors and Award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text:span text:style-name="T61">2</text:span>01<text:span text:style-name="T59">7</text:span></text:p>
          </table:table-cell>
          <table:table-cell table:style-name="Table1.A1" office:value-type="string">
            <text:p text:style-name="P49"><text:span text:style-name="T1">Best </text:span><text:span text:style-name="T6">2016 </text:span><text:span text:style-name="T1">Brazilian PhD Thesis in Computer Science</text:span>. <text:span text:style-name="T60">Brazilian Computer S</text:span>ociety<text:span text:style-name="T60"> (SBC).</text:span></text:p>
            <text:p text:style-name="P37"/>
          </table:table-cell>
        </table:table-row>
        <table:table-row table:style-name="Table1.1">
          <table:table-cell table:style-name="Table1.A2" office:value-type="string">
            <text:p text:style-name="P20">2006</text:p>
          </table:table-cell>
          <table:table-cell table:style-name="Table1.A2" office:value-type="string">
            <text:p text:style-name="P50"><text:span text:style-name="T1">Honor Graduating Student </text:span><text:span text:style-name="T9">in Computer Science</text:span>. Brazilian Computer S<text:span text:style-name="T59">ociety</text:span> (SBC).</text:p>
            <text:p text:style-name="P36"/>
          </table:table-cell>
        </table:table-row>
      </table:table>
      <text:p text:style-name="P93">Skill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5">Top Programming Languages: C, C++, Java, Python, and Matlab. <text:span text:style-name="T69">Versed in</text:span>: Unix shell script, Mathematica, SQL, <text:span text:style-name="T69">Prolog, and </text:span>Pascal.</text:p>
            <text:p text:style-name="P95">Sun Certified Programmer for the Java 2 Platform, Standard Edition 5.0, 2009.</text:p>
            <text:p text:style-name="P96"/>
          </table:table-cell>
        </table:table-row>
      </table:table>
      <text:p text:style-name="P92">Language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4"/>
          </table:table-cell>
          <table:table-cell table:style-name="Table8.A1" office:value-type="string">
            <text:p text:style-name="P95"><text:span text:style-name="T49">Portuguese</text:span> (mother tongue); <text:span text:style-name="T49">English</text:span> (2014 TOEFL ITP score: 617).</text:p>
            <text:p text:style-name="P96"/>
          </table:table-cell>
        </table:table-row>
      </table:table>
      <text:p text:style-name="P11">Teaching Are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5">Computer Vision <text:span text:style-name="T68">and Image Processing</text:span></text:p>
            <text:p text:style-name="P27">Machine Learning, Pattern Recognition, and Artificial Intelligence</text:p>
            <text:p text:style-name="P27">Digital Forensics</text:p>
            <text:p text:style-name="P26">Data Structures</text:p>
            <text:p text:style-name="P26">Database Concepts and Systems</text:p>
            <text:p text:style-name="P26">Programming <text:span text:style-name="T68">Languages: C, C++, Java, Python</text:span></text:p>
            <text:p text:style-name="P26">Programming Paradigms,</text:p>
            <text:p text:style-name="P25">Elements, Fundamentals, and Introduction to Computing</text:p>
            <text:p text:style-name="P79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Hindi1" svg:font-family="'Lohit Hindi'"/>
    <style:font-face style:name="OpenSymbol" svg:font-family="OpenSymbol"/>
    <style:font-face style:name="FreeSerif1" svg:font-family="FreeSerif" style:font-family-generic="roman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5516in" fo:margin-right="0.5516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5-12T22:01:46</meta:creation-date>
    <meta:editing-duration>PT5H35M2S</meta:editing-duration>
    <meta:editing-cycles>100</meta:editing-cycles>
    <meta:generator>LibreOffice/6.3.3.2.0$Linux_X86_64 LibreOffice_project/efd344762d9d19af2cac84c1651e18355008a6ed</meta:generator>
    <meta:initial-creator>Daniel Moreira</meta:initial-creator>
    <dc:date>2019-12-04T15:54:13.701283959</dc:date>
    <meta:document-statistic meta:table-count="10" meta:image-count="0" meta:object-count="0" meta:page-count="2" meta:paragraph-count="95" meta:word-count="871" meta:character-count="6548" meta:non-whitespace-character-count="5758"/>
  </office:meta>
</office:document-meta>
</file>